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0.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2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3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76cm" fo:min-width="2.75cm"/>
      <style:paragraph-properties style:writing-mode="lr-tb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125cm" fo:min-width="0.25cm"/>
    </style:style>
    <style:style style:name="gr8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1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cm" fo:min-width="2cm"/>
      <style:paragraph-properties style:writing-mode="lr-tb"/>
    </style:style>
    <style:style style:name="gr11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5.2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cm" fo:min-width="3.2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cm" fo:min-width="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5.5cm"/>
      <style:paragraph-properties style:writing-mode="lr-tb"/>
    </style:style>
    <style:style style:name="gr19" style:family="graphic" style:parent-style-name="standard">
      <style:graphic-properties draw:marker-start="Puntas_20_de_20_flecha_20_12" draw:marker-start-width="0.3cm" draw:marker-end="Circle" draw:marker-end-width="0.3cm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23" style:family="graphic" style:parent-style-name="standard">
      <style:graphic-properties draw:stroke="none" draw:fill="none" fo:min-height="0.789cm"/>
      <style:paragraph-properties style:writing-mode="lr-tb"/>
    </style:style>
    <style:style style:name="gr24" style:family="graphic" style:parent-style-name="standard">
      <style:graphic-properties draw:stroke="none" draw:fill="none" fo:min-height="0.712cm"/>
      <style:paragraph-properties style:writing-mode="lr-tb"/>
    </style:style>
    <style:style style:name="gr25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26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2a6099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2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.5cm" svg:height="0.75cm" svg:x="9.75cm" svg:y="9.25cm">
          <text:p text:style-name="P1">ESPEC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75cm" svg:height="0.75cm" svg:x="10cm" svg:y="2cm">
          <text:p text:style-name="P1">Recin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4.25cm" svg:height="0.75cm" svg:x="10.5cm" svg:y="18.5cm">
          <text:p text:style-name="P1">Cuida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6.5cm" svg:height="1.25cm" svg:x="1.5cm" svg:y="1.75cm">
          <text:p text:style-name="P1">Descansan e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line-skew="0cm 1.624cm" svg:x1="13.25cm" svg:y1="9.625cm" svg:x2="1.5cm" svg:y2="2.375cm" draw:start-shape="id1" draw:start-glue-point="1" draw:end-shape="id2" draw:end-glue-point="5" svg:d="M13250 9625h501v-1875h-12752v-5375h501" svg:viewBox="0 0 12753 7251">
          <text:p/>
        </draw:connector>
        <draw:connector draw:style-name="gr6" draw:text-style-name="P3" draw:layer="layout" svg:x1="8cm" svg:y1="2.375cm" svg:x2="10cm" svg:y2="2.375cm" draw:start-shape="id2" draw:start-glue-point="7" draw:end-shape="id3" draw:end-glue-point="3" svg:d="M8000 2375h2000" svg:viewBox="0 0 2001 1">
          <text:p/>
        </draw:connector>
        <draw:custom-shape draw:style-name="gr7" draw:text-style-name="P4" draw:layer="layout" svg:width="1.5cm" svg:height="0.75cm" svg:x="10.75cm" svg:y="3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8" draw:text-style-name="P3" draw:layer="layout" svg:x1="11.5cm" svg:y1="2.75cm" svg:x2="11.5cm" svg:y2="3.5cm">
          <text:p/>
        </draw:line>
        <draw:custom-shape draw:style-name="gr9" draw:text-style-name="P1" xml:id="id37" draw:id="id37" draw:layer="layout" svg:width="2cm" svg:height="0.75cm" svg:x="7cm" svg:y="3.5cm">
          <text:p text:style-name="P1">Jaulas</text:p>
          <draw:enhanced-geometry svg:viewBox="0 0 21600 21600" draw:type="rectangle" draw:enhanced-path="M 0 0 L 21600 0 21600 21600 0 21600 0 0 Z N"/>
        </draw:custom-shape>
        <draw:custom-shape draw:style-name="gr10" draw:text-style-name="P1" xml:id="id42" draw:id="id42" draw:layer="layout" svg:width="2.5cm" svg:height="0.75cm" svg:x="10cm" svg:y="5.5cm">
          <text:p text:style-name="P1">Jardines</text:p>
          <draw:enhanced-geometry svg:viewBox="0 0 21600 21600" draw:type="rectangle" draw:enhanced-path="M 0 0 L 21600 0 21600 21600 0 21600 0 0 Z N"/>
        </draw:custom-shape>
        <draw:custom-shape draw:style-name="gr10" draw:text-style-name="P1" xml:id="id46" draw:id="id46" draw:layer="layout" svg:width="2.5cm" svg:height="0.75cm" svg:x="13.25cm" svg:y="3.5cm">
          <text:p text:style-name="P1">Piscina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1cm" svg:y1="3.75cm" svg:x2="9cm" svg:y2="3.75cm">
          <text:p/>
        </draw:line>
        <draw:line draw:style-name="gr12" draw:text-style-name="P3" draw:layer="layout" svg:x1="12cm" svg:y1="3.75cm" svg:x2="13.25cm" svg:y2="3.75cm">
          <text:p/>
        </draw:line>
        <draw:line draw:style-name="gr13" draw:text-style-name="P3" draw:layer="layout" svg:x1="11.5cm" svg:y1="4.25cm" svg:x2="11.5cm" svg:y2="5.25cm">
          <text:p/>
        </draw:line>
        <draw:ellipse draw:style-name="gr14" draw:text-style-name="P4" draw:layer="layout" svg:width="2.534cm" svg:height="2.345cm" svg:x="10.25cm" svg:y="2.155cm" draw:kind="arc" draw:start-angle="176.2" draw:end-angle="346.73">
          <text:p/>
        </draw:ellipse>
        <draw:custom-shape draw:style-name="gr7" draw:text-style-name="P4" draw:layer="layout" svg:width="1.5cm" svg:height="0.75cm" svg:x="10.75cm" svg:y="10.7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8" draw:text-style-name="P3" draw:layer="layout" svg:x1="11.5cm" svg:y1="10cm" svg:x2="11.5cm" svg:y2="10.75cm">
          <text:p/>
        </draw:line>
        <draw:custom-shape draw:style-name="gr15" draw:text-style-name="P1" xml:id="id25" draw:id="id25" draw:layer="layout" svg:width="5.75cm" svg:height="0.75cm" svg:x="3.25cm" svg:y="10.75cm">
          <text:p text:style-name="P1">Mamíferos terrestres</text:p>
          <draw:enhanced-geometry svg:viewBox="0 0 21600 21600" draw:type="rectangle" draw:enhanced-path="M 0 0 L 21600 0 21600 21600 0 21600 0 0 Z N"/>
        </draw:custom-shape>
        <draw:custom-shape draw:style-name="gr16" draw:text-style-name="P1" xml:id="id21" draw:id="id21" draw:layer="layout" svg:width="3.75cm" svg:height="0.75cm" svg:x="9.75cm" svg:y="12.75cm">
          <text:p text:style-name="P1">Invertebrados</text:p>
          <draw:enhanced-geometry svg:viewBox="0 0 21600 21600" draw:type="rectangle" draw:enhanced-path="M 0 0 L 21600 0 21600 21600 0 21600 0 0 Z N"/>
        </draw:custom-shape>
        <draw:custom-shape draw:style-name="gr10" draw:text-style-name="P1" xml:id="id30" draw:id="id30" draw:layer="layout" svg:width="2.5cm" svg:height="0.75cm" svg:x="13.25cm" svg:y="10.75cm">
          <text:p text:style-name="P1">Peces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1cm" svg:y1="11cm" svg:x2="9cm" svg:y2="11cm">
          <text:p/>
        </draw:line>
        <draw:line draw:style-name="gr12" draw:text-style-name="P3" draw:layer="layout" svg:x1="12cm" svg:y1="11cm" svg:x2="13.25cm" svg:y2="11cm">
          <text:p/>
        </draw:line>
        <draw:line draw:style-name="gr13" draw:text-style-name="P3" draw:layer="layout" svg:x1="11.5cm" svg:y1="11.5cm" svg:x2="11.5cm" svg:y2="12.5cm">
          <text:p/>
        </draw:line>
        <draw:ellipse draw:style-name="gr14" draw:text-style-name="P4" draw:layer="layout" svg:width="2.534cm" svg:height="2.345cm" svg:x="10.25cm" svg:y="9.405cm" draw:kind="arc" draw:start-angle="176.2" draw:end-angle="346.73">
          <text:p/>
        </draw:ellipse>
        <draw:custom-shape draw:style-name="gr4" draw:text-style-name="P1" xml:id="id4" draw:id="id4" draw:layer="layout" svg:width="6.5cm" svg:height="1.25cm" svg:x="2.25cm" svg:y="18.25cm">
          <text:p text:style-name="P1">Conviven co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draw:line-skew="-0.999cm" svg:x1="9.75cm" svg:y1="9.625cm" svg:x2="2.25cm" svg:y2="18.875cm" draw:start-shape="id1" draw:start-glue-point="3" draw:end-shape="id4" draw:end-glue-point="5" svg:d="M9750 9625h-9000v9250h1500" svg:viewBox="0 0 9001 9251">
          <text:p/>
        </draw:connector>
        <draw:connector draw:style-name="gr14" draw:text-style-name="P4" draw:layer="layout" svg:x1="8.75cm" svg:y1="18.875cm" svg:x2="10.5cm" svg:y2="18.875cm" draw:start-shape="id4" draw:start-glue-point="7" draw:end-shape="id5" draw:end-glue-point="3" svg:d="M8750 18875h1750" svg:viewBox="0 0 1751 1">
          <text:p/>
        </draw:connector>
        <draw:custom-shape draw:style-name="gr7" draw:text-style-name="P4" draw:layer="layout" svg:width="1.5cm" svg:height="0.75cm" svg:x="12cm" svg:y="20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8" draw:text-style-name="P3" draw:layer="layout" svg:x1="12.75cm" svg:y1="19.25cm" svg:x2="12.75cm" svg:y2="20cm">
          <text:p/>
        </draw:line>
        <draw:custom-shape draw:style-name="gr2" draw:text-style-name="P1" xml:id="id13" draw:id="id13" draw:layer="layout" svg:width="2.75cm" svg:height="0.75cm" svg:x="11.25cm" svg:y="22cm">
          <text:p text:style-name="P1">De peces</text:p>
          <draw:enhanced-geometry svg:viewBox="0 0 21600 21600" draw:type="rectangle" draw:enhanced-path="M 0 0 L 21600 0 21600 21600 0 21600 0 0 Z N"/>
        </draw:custom-shape>
        <draw:custom-shape draw:style-name="gr17" draw:text-style-name="P1" xml:id="id9" draw:id="id9" draw:layer="layout" svg:width="4.5cm" svg:height="0.75cm" svg:x="14.5cm" svg:y="20cm">
          <text:p text:style-name="P1">De mamíferos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2.25cm" svg:y1="20.25cm" svg:x2="10.25cm" svg:y2="20.25cm">
          <text:p/>
        </draw:line>
        <draw:line draw:style-name="gr12" draw:text-style-name="P3" draw:layer="layout" svg:x1="13.25cm" svg:y1="20.25cm" svg:x2="14.5cm" svg:y2="20.25cm">
          <text:p/>
        </draw:line>
        <draw:line draw:style-name="gr13" draw:text-style-name="P3" draw:layer="layout" svg:x1="12.75cm" svg:y1="20.75cm" svg:x2="12.75cm" svg:y2="21.75cm">
          <text:p/>
        </draw:line>
        <draw:ellipse draw:style-name="gr14" draw:text-style-name="P4" draw:layer="layout" svg:width="2.534cm" svg:height="2.345cm" svg:x="11.5cm" svg:y="18.655cm" draw:kind="arc" draw:start-angle="176.2" draw:end-angle="346.73">
          <text:p/>
        </draw:ellipse>
        <draw:custom-shape draw:style-name="gr18" draw:text-style-name="P1" xml:id="id17" draw:id="id17" draw:layer="layout" svg:width="6cm" svg:height="0.75cm" svg:x="4.25cm" svg:y="19.75cm">
          <text:p text:style-name="P1">De de invertebrados</text:p>
          <draw:enhanced-geometry svg:viewBox="0 0 21600 21600" draw:type="rectangle" draw:enhanced-path="M 0 0 L 21600 0 21600 21600 0 21600 0 0 Z N"/>
        </draw:custom-shape>
        <draw:line draw:style-name="gr19" draw:text-style-name="P4" xml:id="id10" draw:id="id10" draw:layer="layout" svg:x1="14cm" svg:y1="22.5cm" svg:x2="14.75cm" svg:y2="22.5cm">
          <text:p/>
        </draw:line>
        <draw:frame draw:style-name="gr20" draw:text-style-name="P5" draw:layer="layout" svg:width="3.25cm" svg:height="1cm" svg:x="14.75cm" svg:y="22cm">
          <draw:text-box>
            <text:p>Id:U31sP</text:p>
          </draw:text-box>
        </draw:frame>
        <draw:frame draw:style-name="gr20" draw:text-style-name="P5" draw:layer="layout" svg:width="3.25cm" svg:height="1cm" svg:x="0.25cm" svg:y="19.75cm">
          <draw:text-box>
            <text:p>Id:U31sI</text:p>
          </draw:text-box>
        </draw:frame>
        <draw:line draw:style-name="gr19" draw:text-style-name="P4" xml:id="id14" draw:id="id14" draw:layer="layout" svg:x1="4.25cm" svg:y1="20.25cm" svg:x2="3.25cm" svg:y2="20.25cm">
          <text:p/>
        </draw:line>
        <draw:frame draw:style-name="gr20" draw:text-style-name="P5" draw:layer="layout" svg:width="3.25cm" svg:height="1cm" svg:x="16.75cm" svg:y="18.25cm">
          <draw:text-box>
            <text:p>Id:U31sP</text:p>
          </draw:text-box>
        </draw:frame>
        <draw:line draw:style-name="gr19" draw:text-style-name="P4" xml:id="id7" draw:id="id7" draw:layer="layout" svg:x1="16cm" svg:y1="18.75cm" svg:x2="17cm" svg:y2="18.75cm">
          <text:p/>
        </draw:line>
        <draw:line draw:style-name="gr21" draw:text-style-name="P3" xml:id="id11" draw:id="id11" draw:layer="layout" svg:x1="14.75cm" svg:y1="23.25cm" svg:x2="14cm" svg:y2="23.25cm">
          <text:p/>
        </draw:line>
        <draw:line draw:style-name="gr21" draw:text-style-name="P3" xml:id="id6" draw:id="id6" draw:layer="layout" svg:x1="16.75cm" svg:y1="17.647cm" svg:x2="16cm" svg:y2="17.647cm">
          <text:p/>
        </draw:line>
        <draw:frame draw:style-name="gr22" draw:text-style-name="P6" draw:layer="layout" svg:width="3.5cm" svg:height="1.361cm" svg:x="16.75cm" svg:y="17.147cm">
          <draw:text-box>
            <text:p><text:span text:style-name="T1">Vestuario: </text:span><text:span text:style-name="T1"><text:tab/></text:span><text:span text:style-name="T1"><text:tab/></text:span><text:span text:style-name="T1">amarillo</text:span></text:p>
          </draw:text-box>
        </draw:frame>
        <draw:frame draw:style-name="gr22" draw:text-style-name="P6" draw:layer="layout" svg:width="3cm" svg:height="1.361cm" svg:x="14.75cm" svg:y="22.897cm">
          <draw:text-box>
            <text:p><text:span text:style-name="T1">Vestuario: </text:span></text:p>
            <text:p><text:span text:style-name="T1"><text:tab/></text:span><text:span text:style-name="T1">rojo</text:span></text:p>
          </draw:text-box>
        </draw:frame>
        <draw:frame draw:style-name="gr22" draw:text-style-name="P6" draw:layer="layout" svg:width="3cm" svg:height="1.361cm" svg:x="0.25cm" svg:y="20.5cm">
          <draw:text-box>
            <text:p><text:span text:style-name="T1">Vestuario: </text:span></text:p>
            <text:p><text:span text:style-name="T1"><text:tab/></text:span><text:span text:style-name="T1">verde</text:span></text:p>
          </draw:text-box>
        </draw:frame>
        <draw:line draw:style-name="gr21" draw:text-style-name="P3" xml:id="id15" draw:id="id15" draw:layer="layout" svg:x1="3.25cm" svg:y1="21.25cm" svg:x2="4.25cm" svg:y2="21.25cm">
          <text:p/>
        </draw:line>
        <draw:connector draw:style-name="gr14" draw:text-style-name="P4" xml:id="id8" draw:id="id8" draw:layer="layout" svg:x1="16cm" svg:y1="17.647cm" svg:x2="16cm" svg:y2="18.75cm" draw:start-shape="id6" draw:start-glue-point="3" draw:end-shape="id7" draw:end-glue-point="3" svg:d="M16000 17647h-500v1103h500" svg:viewBox="0 0 501 1104">
          <text:p/>
        </draw:connector>
        <draw:connector draw:style-name="gr14" draw:text-style-name="P4" draw:layer="layout" svg:x1="15.5cm" svg:y1="18.198cm" svg:x2="16.75cm" svg:y2="20cm" draw:start-shape="id8" draw:start-glue-point="0" draw:end-shape="id9" draw:end-glue-point="0" svg:d="M15500 18198h-501v1177h1751v625" svg:viewBox="0 0 1752 1803">
          <text:p/>
        </draw:connector>
        <draw:connector draw:style-name="gr14" draw:text-style-name="P4" xml:id="id12" draw:id="id12" draw:layer="layout" svg:x1="14cm" svg:y1="22.5cm" svg:x2="14cm" svg:y2="23.25cm" draw:start-shape="id10" draw:start-glue-point="3" draw:end-shape="id11" draw:end-glue-point="3" svg:d="M14000 22500h-500v750h500" svg:viewBox="0 0 501 751">
          <text:p/>
        </draw:connector>
        <draw:connector draw:style-name="gr14" draw:text-style-name="P4" draw:layer="layout" svg:x1="13.5cm" svg:y1="22.875cm" svg:x2="12.625cm" svg:y2="22.75cm" draw:start-shape="id12" draw:start-glue-point="0" draw:end-shape="id13" draw:end-glue-point="2" svg:d="M13500 22875h-875v-125" svg:viewBox="0 0 876 126">
          <text:p/>
        </draw:connector>
        <draw:connector draw:style-name="gr14" draw:text-style-name="P4" xml:id="id16" draw:id="id16" draw:layer="layout" svg:x1="3.25cm" svg:y1="20.25cm" svg:x2="3.25cm" svg:y2="21.25cm" draw:start-shape="id14" draw:start-glue-point="3" draw:end-shape="id15" draw:end-glue-point="3" svg:d="M3250 20250h-501v1000h501" svg:viewBox="0 0 502 1001">
          <text:p/>
        </draw:connector>
        <draw:connector draw:style-name="gr14" draw:text-style-name="P4" draw:layer="layout" svg:x1="2.749cm" svg:y1="20.75cm" svg:x2="7.25cm" svg:y2="20.5cm" draw:start-shape="id16" draw:start-glue-point="0" draw:end-shape="id17" draw:end-glue-point="2" svg:d="M2749 20750h-501v1001h5002v-1251" svg:viewBox="0 0 5003 1252">
          <text:p/>
        </draw:connector>
        <draw:line draw:style-name="gr19" draw:text-style-name="P4" xml:id="id27" draw:id="id27" draw:layer="layout" svg:x1="15.25cm" svg:y1="12.5cm" svg:x2="16.25cm" svg:y2="12.5cm">
          <text:p/>
        </draw:line>
        <draw:line draw:style-name="gr19" draw:text-style-name="P4" xml:id="id23" draw:id="id23" draw:layer="layout" svg:x1="2.25cm" svg:y1="12.75cm" svg:x2="3.25cm" svg:y2="12.75cm">
          <text:p/>
        </draw:line>
        <draw:line draw:style-name="gr19" draw:text-style-name="P4" xml:id="id18" draw:id="id18" draw:layer="layout" svg:x1="9.75cm" svg:y1="14.25cm" svg:x2="10.75cm" svg:y2="14.25cm">
          <text:p/>
        </draw:line>
        <draw:line draw:style-name="gr21" draw:text-style-name="P3" xml:id="id22" draw:id="id22" draw:layer="layout" svg:x1="3.25cm" svg:y1="13.5cm" svg:x2="2.25cm" svg:y2="13.5cm">
          <text:p/>
        </draw:line>
        <draw:frame draw:style-name="gr20" draw:text-style-name="P5" draw:layer="layout" svg:width="4.75cm" svg:height="1cm" svg:x="3.25cm" svg:y="12.25cm">
          <draw:text-box>
            <text:p>Chip: A</text:p>
          </draw:text-box>
        </draw:frame>
        <draw:frame draw:style-name="gr23" draw:text-style-name="P7" draw:layer="layout" svg:width="3.25cm" svg:height="1.039cm" svg:x="10.75cm" svg:y="13.75cm">
          <draw:text-box>
            <text:p>Chip: B</text:p>
          </draw:text-box>
        </draw:frame>
        <draw:frame draw:style-name="gr24" draw:text-style-name="P7" draw:layer="layout" svg:width="3.25cm" svg:height="0.962cm" svg:x="16.25cm" svg:y="12.038cm">
          <draw:text-box>
            <text:p>Chip: C</text:p>
          </draw:text-box>
        </draw:frame>
        <draw:frame draw:style-name="gr20" draw:text-style-name="P5" draw:layer="layout" svg:width="5cm" svg:height="1cm" svg:x="3.25cm" svg:y="13cm">
          <draw:text-box>
            <text:p>Comida: pienso</text:p>
          </draw:text-box>
        </draw:frame>
        <draw:frame draw:style-name="gr20" draw:text-style-name="P5" xml:id="id34" draw:id="id34" draw:layer="layout" svg:width="5.75cm" svg:height="1cm" svg:x="10.75cm" svg:y="14.5cm">
          <draw:text-box>
            <text:p>Comida: verduras</text:p>
          </draw:text-box>
        </draw:frame>
        <draw:frame draw:style-name="gr20" draw:text-style-name="P5" draw:layer="layout" svg:width="5cm" svg:height="1cm" svg:x="16.25cm" svg:y="12.75cm">
          <draw:text-box>
            <text:p>Comida: pienso</text:p>
          </draw:text-box>
        </draw:frame>
        <draw:line draw:style-name="gr21" draw:text-style-name="P3" xml:id="id26" draw:id="id26" draw:layer="layout" svg:x1="16.25cm" svg:y1="13.25cm" svg:x2="15.25cm" svg:y2="13.25cm">
          <text:p/>
        </draw:line>
        <draw:line draw:style-name="gr21" draw:text-style-name="P3" xml:id="id19" draw:id="id19" draw:layer="layout" svg:x1="10.75cm" svg:y1="15cm" svg:x2="9.75cm" svg:y2="15cm">
          <text:p/>
        </draw:line>
        <draw:connector draw:style-name="gr14" draw:text-style-name="P4" xml:id="id20" draw:id="id20" draw:layer="layout" svg:x1="9.75cm" svg:y1="14.25cm" svg:x2="9.75cm" svg:y2="15cm" draw:start-shape="id18" draw:start-glue-point="3" draw:end-shape="id19" draw:end-glue-point="3" svg:d="M9750 14250h-500v750h500" svg:viewBox="0 0 501 751">
          <text:p/>
        </draw:connector>
        <draw:connector draw:style-name="gr14" draw:text-style-name="P4" draw:layer="layout" svg:x1="9.25cm" svg:y1="14.625cm" svg:x2="9.75cm" svg:y2="13.125cm" draw:start-shape="id20" draw:start-glue-point="0" draw:end-shape="id21" draw:end-glue-point="3" svg:d="M9250 14625h-501v-1500h1001" svg:viewBox="0 0 1002 1501">
          <text:p/>
        </draw:connector>
        <draw:connector draw:style-name="gr14" draw:text-style-name="P4" xml:id="id24" draw:id="id24" draw:layer="layout" svg:x1="2.25cm" svg:y1="13.5cm" svg:x2="2.25cm" svg:y2="12.75cm" draw:start-shape="id22" draw:start-glue-point="3" draw:end-shape="id23" draw:end-glue-point="3" svg:d="M2250 13500h-500v-750h500" svg:viewBox="0 0 501 751">
          <text:p/>
        </draw:connector>
        <draw:connector draw:style-name="gr14" draw:text-style-name="P4" draw:layer="layout" svg:x1="1.75cm" svg:y1="13.125cm" svg:x2="3.25cm" svg:y2="11.125cm" draw:start-shape="id24" draw:start-glue-point="0" draw:end-shape="id25" draw:end-glue-point="3" svg:d="M1750 13125h-501v-2000h2001" svg:viewBox="0 0 2002 2001">
          <text:p/>
        </draw:connector>
        <draw:connector draw:style-name="gr14" draw:text-style-name="P4" xml:id="id28" draw:id="id28" draw:layer="layout" svg:x1="15.25cm" svg:y1="13.25cm" svg:x2="15.25cm" svg:y2="12.5cm" draw:start-shape="id26" draw:start-glue-point="3" draw:end-shape="id27" draw:end-glue-point="3" svg:d="M15250 13250h-500v-750h500" svg:viewBox="0 0 501 751">
          <text:p/>
        </draw:connector>
        <draw:connector draw:style-name="gr14" draw:text-style-name="P4" xml:id="id29" draw:id="id29" draw:layer="layout" svg:x1="14.75cm" svg:y1="12.875cm" svg:x2="14.75cm" svg:y2="12.875cm" draw:start-shape="id28" draw:start-glue-point="0" draw:end-shape="id28" draw:end-glue-point="0" svg:d="M14750 12875z" svg:viewBox="0 0 1 1">
          <text:p/>
        </draw:connector>
        <draw:connector draw:style-name="gr14" draw:text-style-name="P4" draw:layer="layout" draw:line-skew="0.812cm" svg:x1="14.75cm" svg:y1="12.875cm" svg:x2="14.5cm" svg:y2="11.5cm" draw:start-shape="id29" draw:start-glue-point="0" draw:end-shape="id30" draw:end-glue-point="2" svg:d="M14750 12875v125h-250v-1500" svg:viewBox="0 0 251 1501">
          <text:p/>
        </draw:connector>
        <draw:line draw:style-name="gr25" draw:text-style-name="P3" xml:id="id31" draw:id="id31" draw:layer="layout" svg:x1="16.25cm" svg:y1="15.75cm" svg:x2="15.25cm" svg:y2="15.75cm">
          <text:p/>
        </draw:line>
        <draw:line draw:style-name="gr26" draw:text-style-name="P3" xml:id="id32" draw:id="id32" draw:layer="layout" svg:x1="16.25cm" svg:y1="16.5cm" svg:x2="15.25cm" svg:y2="16.5cm">
          <text:p/>
        </draw:line>
        <draw:frame draw:style-name="gr27" draw:text-style-name="P5" draw:layer="layout" svg:width="4cm" svg:height="0.962cm" svg:x="16.25cm" svg:y="15.288cm">
          <draw:text-box>
            <text:p>Lechuga</text:p>
          </draw:text-box>
        </draw:frame>
        <draw:frame draw:style-name="gr27" draw:text-style-name="P5" draw:layer="layout" svg:width="2.75cm" svg:height="0.962cm" svg:x="16.25cm" svg:y="16.038cm">
          <draw:text-box>
            <text:p>Brócoli</text:p>
          </draw:text-box>
        </draw:frame>
        <draw:connector draw:style-name="gr14" draw:text-style-name="P4" xml:id="id33" draw:id="id33" draw:layer="layout" svg:x1="15.25cm" svg:y1="15.75cm" svg:x2="15.25cm" svg:y2="16.5cm" draw:start-shape="id31" draw:start-glue-point="3" draw:end-shape="id32" draw:end-glue-point="3" svg:d="M15250 15750h-500v750h500" svg:viewBox="0 0 501 751">
          <text:p/>
        </draw:connector>
        <draw:connector draw:style-name="gr14" draw:text-style-name="P4" draw:layer="layout" svg:x1="14.75cm" svg:y1="16.125cm" svg:x2="13.625cm" svg:y2="15.5cm" draw:start-shape="id33" draw:start-glue-point="0" draw:end-shape="id34" draw:end-glue-point="2" svg:d="M14750 16125h-1125v-625" svg:viewBox="0 0 1126 626">
          <text:p/>
        </draw:connector>
        <draw:frame draw:style-name="gr28" draw:text-style-name="P8" draw:layer="layout" svg:width="5cm" svg:height="0.763cm" svg:x="15.25cm" svg:y="4.737cm">
          <draw:text-box>
            <text:p><text:span text:style-name="T2">Parte central del zoo</text:span></text:p>
          </draw:text-box>
        </draw:frame>
        <draw:frame draw:style-name="gr29" draw:text-style-name="P8" draw:layer="layout" svg:width="5.5cm" svg:height="0.775cm" svg:x="13.5cm" svg:y="6.225cm">
          <draw:text-box>
            <text:p><text:span text:style-name="T2">Parte izquierda del zoo</text:span></text:p>
          </draw:text-box>
        </draw:frame>
        <draw:frame draw:style-name="gr28" draw:text-style-name="P8" draw:layer="layout" svg:width="5cm" svg:height="0.763cm" svg:x="1.25cm" svg:y="4.737cm">
          <draw:text-box>
            <text:p><text:span text:style-name="T2">Parte derecha del zoo</text:span></text:p>
          </draw:text-box>
        </draw:frame>
        <draw:frame draw:style-name="gr28" draw:text-style-name="P8" draw:layer="layout" svg:width="5.5cm" svg:height="0.763cm" svg:x="13.75cm" svg:y="6.75cm">
          <draw:text-box>
            <text:p><text:span text:style-name="T2">Mantenimiento: diario</text:span></text:p>
          </draw:text-box>
        </draw:frame>
        <draw:frame draw:style-name="gr29" draw:text-style-name="P8" draw:layer="layout" svg:width="5.5cm" svg:height="0.775cm" svg:x="15.25cm" svg:y="5.225cm">
          <draw:text-box>
            <text:p><text:span text:style-name="T2">Mantenimiento: semanal</text:span></text:p>
          </draw:text-box>
        </draw:frame>
        <draw:frame draw:style-name="gr28" draw:text-style-name="P8" draw:layer="layout" svg:width="5cm" svg:height="0.763cm" svg:x="1.5cm" svg:y="5.487cm">
          <draw:text-box>
            <text:p><text:span text:style-name="T2">Mantenimiento: diario</text:span></text:p>
          </draw:text-box>
        </draw:frame>
        <draw:line draw:style-name="gr19" draw:text-style-name="P4" xml:id="id35" draw:id="id35" draw:layer="layout" svg:x1="7.25cm" svg:y1="5.25cm" svg:x2="6.25cm" svg:y2="5.25cm">
          <text:p/>
        </draw:line>
        <draw:line draw:style-name="gr21" draw:text-style-name="P3" xml:id="id36" draw:id="id36" draw:layer="layout" svg:x1="6.25cm" svg:y1="5.75cm" svg:x2="7.25cm" svg:y2="5.75cm">
          <text:p/>
        </draw:line>
        <draw:connector draw:style-name="gr14" draw:text-style-name="P4" xml:id="id38" draw:id="id38" draw:layer="layout" svg:x1="7.25cm" svg:y1="5.25cm" svg:x2="7.25cm" svg:y2="5.75cm" draw:start-shape="id35" draw:start-glue-point="1" draw:end-shape="id36" draw:end-glue-point="1" svg:d="M7250 5250h500v500h-500" svg:viewBox="0 0 501 501">
          <text:p/>
        </draw:connector>
        <draw:connector draw:style-name="gr14" draw:text-style-name="P4" draw:layer="layout" svg:x1="8cm" svg:y1="4.25cm" svg:x2="7.75cm" svg:y2="5.5cm" draw:start-shape="id37" draw:start-glue-point="2" draw:end-shape="id38" draw:end-glue-point="0" svg:d="M8000 4250v1250h-250" svg:viewBox="0 0 251 1251">
          <text:p/>
        </draw:connector>
        <draw:line draw:style-name="gr19" draw:text-style-name="P4" xml:id="id39" draw:id="id39" draw:layer="layout" svg:x1="12.5cm" svg:y1="6.5cm" svg:x2="13.5cm" svg:y2="6.5cm">
          <text:p/>
        </draw:line>
        <draw:line draw:style-name="gr21" draw:text-style-name="P3" xml:id="id40" draw:id="id40" draw:layer="layout" svg:x1="13.5cm" svg:y1="7cm" svg:x2="12.5cm" svg:y2="7cm">
          <text:p/>
        </draw:line>
        <draw:connector draw:style-name="gr14" draw:text-style-name="P4" xml:id="id41" draw:id="id41" draw:layer="layout" svg:x1="12.5cm" svg:y1="6.5cm" svg:x2="12.5cm" svg:y2="7cm" draw:start-shape="id39" draw:start-glue-point="3" draw:end-shape="id40" draw:end-glue-point="3" svg:d="M12500 6500h-500v500h500" svg:viewBox="0 0 501 501">
          <text:p/>
        </draw:connector>
        <draw:connector draw:style-name="gr14" draw:text-style-name="P4" draw:layer="layout" svg:x1="12cm" svg:y1="6.75cm" svg:x2="11.25cm" svg:y2="6.25cm" draw:start-shape="id41" draw:start-glue-point="0" draw:end-shape="id42" draw:end-glue-point="2" svg:d="M12000 6750h-750v-500" svg:viewBox="0 0 751 501">
          <text:p/>
        </draw:connector>
        <draw:line draw:style-name="gr21" draw:text-style-name="P3" xml:id="id43" draw:id="id43" draw:layer="layout" svg:x1="15.25cm" svg:y1="5.5cm" svg:x2="14.25cm" svg:y2="5.5cm">
          <text:p/>
        </draw:line>
        <draw:line draw:style-name="gr19" draw:text-style-name="P4" xml:id="id44" draw:id="id44" draw:layer="layout" svg:x1="14.25cm" svg:y1="5cm" svg:x2="15.25cm" svg:y2="5cm">
          <text:p/>
        </draw:line>
        <draw:connector draw:style-name="gr14" draw:text-style-name="P4" xml:id="id45" draw:id="id45" draw:layer="layout" svg:x1="14.25cm" svg:y1="5.5cm" svg:x2="14.25cm" svg:y2="5cm" draw:start-shape="id43" draw:start-glue-point="3" draw:end-shape="id44" draw:end-glue-point="3" svg:d="M14250 5500h-500v-500h500" svg:viewBox="0 0 501 501">
          <text:p/>
        </draw:connector>
        <draw:connector draw:style-name="gr14" draw:text-style-name="P4" draw:layer="layout" draw:line-skew="0cm -1.251cm" svg:x1="13.75cm" svg:y1="5.25cm" svg:x2="14.5cm" svg:y2="4.25cm" draw:start-shape="id45" draw:start-glue-point="0" draw:end-shape="id46" draw:end-glue-point="2" svg:d="M13750 5250h-1001v-500h1751v-500" svg:viewBox="0 0 1752 1001">
          <text:p/>
        </draw:connector>
        <draw:frame draw:style-name="gr27" draw:text-style-name="P5" draw:layer="layout" svg:width="2.5cm" svg:height="0.962cm" svg:x="7.75cm" svg:y="1.538cm">
          <draw:text-box>
            <text:p text:style-name="P9">(<text:span text:style-name="T3">1,1</text:span>)</text:p>
          </draw:text-box>
        </draw:frame>
        <draw:frame draw:style-name="gr30" draw:text-style-name="P11" draw:layer="layout" svg:width="2.5cm" svg:height="0.802cm" svg:x="0cm" svg:y="1.75cm">
          <draw:text-box>
            <text:p text:style-name="P10"><text:span text:style-name="T1">(n</text:span><text:span text:style-name="T4">,1</text:span><text:span text:style-name="T1">)</text:span></text:p>
          </draw:text-box>
        </draw:frame>
        <draw:frame draw:style-name="gr27" draw:text-style-name="P5" draw:layer="layout" svg:width="2.5cm" svg:height="0.962cm" svg:x="0.75cm" svg:y="18.25cm">
          <draw:text-box>
            <text:p text:style-name="P9">(n<text:span text:style-name="T5">,1</text:span>)</text:p>
          </draw:text-box>
        </draw:frame>
        <draw:frame draw:style-name="gr27" draw:text-style-name="P5" draw:layer="layout" svg:width="2.5cm" svg:height="0.962cm" svg:x="8.75cm" svg:y="18.25cm">
          <draw:text-box>
            <text:p text:style-name="P9">(1<text:span text:style-name="T5">,1</text:span>)</text:p>
          </draw:text-box>
        </draw:frame>
        <draw:frame draw:style-name="gr27" draw:text-style-name="P5" draw:layer="layout" svg:width="2.5cm" svg:height="0.962cm" svg:x="4.5cm" svg:y="17.25cm">
          <draw:text-box>
            <text:p text:style-name="P9">N:1</text:p>
          </draw:text-box>
        </draw:frame>
        <draw:frame draw:style-name="gr27" draw:text-style-name="P5" draw:layer="layout" svg:width="2.5cm" svg:height="0.962cm" svg:x="4cm" svg:y="0.788cm">
          <draw:text-box>
            <text:p text:style-name="P9">N: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7" draw:display-name="Puntas de flecha 7" svg:viewBox="0 0 20 20" svg:d="M0 20l10-20 10 20z"/>
    <draw:marker draw:name="Puntas_20_de_20_flecha_20_9" draw:display-name="Puntas de flecha 9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1T13:57:57.892000000</meta:creation-date>
    <dc:date>2021-09-24T11:43:01.995000000</dc:date>
    <meta:editing-duration>PT1H13M20S</meta:editing-duration>
    <meta:editing-cycles>9</meta:editing-cycles>
    <meta:generator>LibreOffice/7.0.6.2$Windows_X86_64 LibreOffice_project/144abb84a525d8e30c9dbbefa69cbbf2d8d4ae3b</meta:generator>
    <meta:document-statistic meta:object-count="103"/>
  </office:meta>
</office:document-meta>
</file>